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Reference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text:span text:style-name="scrBookName_.bgt_scrBook">1 Pita</text:span>
        </text:p>
        <text:p text:style-name="TitleSecondary_.bgt_TitleMain_scrBook">Sikeigna Na Letasi Nigna</text:p>
        <text:p text:style-name="TitleMain_scrBook"><text:span text:style-name="span_.bgt_TitleMain_scrBook"><text:line-break/>Pita</text:span></text:p>
        <text:p text:style-name="IntroSectionHead_scrIntroSection_scrBook"><text:span text:style-name="span_.bgt_IntroSectionHead_scrIntroSection_scrBook">Na Titiono Eigna Na Letasi Iaani</text:span></text:p>
        <text:p text:style-name="IntroParagraph_scrIntroSection_scrBook"><text:span text:style-name="span_.bgt_IntroParagraph_scrIntroSection_scrBook">A Pita sina mane vaovarongo nigna a Jisas. Leghugna a Jisas ke vula hadi i popo, a Pita na mane vetula mi sikei itadia mara kena baubatu tadia na komi tinoni kiloau i Jerusalem. Reghia Buka Tango 15:7-11.</text:span></text:p>
        <text:p text:style-name="IntroParagraph_scrIntroSection_scrBook"><text:span text:style-name="span_.bgt_IntroParagraph_scrIntroSection_scrBook">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text:span text:style-name="span_.bgt_IntroParagraph_scrIntroSection_scrBook">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text:span text:style-name="span_.bgt_IntroParagraph_scrIntroSection_scrBook">Kori letasi iaani a Pita ke velera mua na komi tinoni kiloau eigna kedana leghu hahalia na komi puhi ke jino ke nabadia na komi tinoni nigna a Jisas Krais.</text:span></text:p>
        <text:p text:style-name="IntroSectionHead_scrIntroSection_scrBook"><text:span text:style-name="span_.bgt_IntroSectionHead_scrIntroSection_scrBook">Na Komi Fata Ke Nagho Kori Letasi Iaani:</text:span></text:p>
        <text:p text:style-name="IntroListItem1_scrIntroSection_scrBook"><text:span text:style-name="span_.bgt_IntroListItem1_scrIntroSection_scrBook">Na komi fata a God ke kaikalitia vanira nigna na komi tinoni (1:1-12)</text:span></text:p>
        <text:p text:style-name="IntroListItem1_scrIntroSection_scrBook"><text:span text:style-name="span_.bgt_IntroListItem1_scrIntroSection_scrBook">Na komi tinoni kena vaututuni kedana mono tabu (1:13--2:10)</text:span></text:p>
        <text:p text:style-name="IntroListItem1_scrIntroSection_scrBook"><text:span text:style-name="span_.bgt_IntroListItem1_scrIntroSection_scrBook">Na komi puhi na komi tinoni kiloau kedana leghura (2:11--4:19)</text:span></text:p>
        <text:p text:style-name="IntroListItem1_scrIntroSection_scrBook"><text:span text:style-name="span_.bgt_IntroListItem1_scrIntroSection_scrBook">Na velepuhi eidia arahai kena baubatu tadia na komi tinoni kiloau (5:1-14)</text:span></text:p>
        <text:section text:style-name="Sect_columns" text:name="Sect_columns">
          <text:p text:style-name="ChapterNumber1"><text:span text:style-name="ChapterNumber_Paragraph1_scrSection_columns_scrBook">1</text:span><text:span text:style-name="VerseNumber1_.bgt_Paragraph1_scrSection_columns_scrBook">1</text:span><text:span text:style-name="span_.bgt_Paragraph1_scrSection_columns_scrBook">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2</text:span><text:span text:style-name="span_.bgt_Paragraph1_scrSection_columns_scrBook">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text:span text:style-name="span_.bgt_SectionHeadMinor_scrSection_columns_scrBook">Ighita Katida Pitua Na Komi Fata Ke Kaikalitia Vanighita A God</text:span></text:p>
          <text:p text:style-name="Paragraph_scrSection_columns_scrBook"><text:span text:style-name="VerseNumber_Paragraph_scrSection_columns_scrBook">3</text:span><text:span text:style-name="span_.bgt_Paragraph_scrSection_columns_scrBook">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4</text:span><text:span text:style-name="span_.bgt_Paragraph_scrSection_columns_scrBook">Ikageeni ighita kati pitua na komi fata ke toke a God ke kaikaliti vanira nigna na komi tinoni. Imanea ke kalitira na komi fata iraani i popo, tagna keda boi boto ba dika, keana keda talu mono thovohaliu. </text:span><text:span text:style-name="VerseNumber_Paragraph_scrSection_columns_scrBook">5</text:span><text:span text:style-name="span_.bgt_Paragraph_scrSection_columns_scrBook">Na vunegna ighamu koti vaututunia a God, imanea keda sokara peoghamu kori nigna na mana me ghieghilei jufu mai na vagougovui maghavu. Kori vido iangeni imanea keda vahavighamu. </text:span><text:span text:style-name="VerseNumber_Paragraph_scrSection_columns_scrBook">6</text:span><text:span text:style-name="span_.bgt_Paragraph_scrSection_columns_scrBook">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7</text:span><text:span text:style-name="span_.bgt_Paragraph_scrSection_columns_scrBook">Na komi papara iraani kena padaghamu bali tateli aua nimiu na vaututuni ke pukuni tutuni ba teo. Nimiu na vaututuni ke vaghagna na gol kena pughulia kori joto bali hati aua na komi fata ke dika itagna.</text:span><text:span text:style-name="span_.bgt_NoteGeneralParagraph_Paragraph_scrSection_columns_scrBook"><text:reference-mark text:name="f18fc7c45-c489-4e4a-8b63-8130b1155f93"/></text:span><text:note text:id="ftn1" text:note-class="footnote"><text:note-citation text:label="†">†</text:note-citation><text:note-body><text:p text:style-name="NoteGeneralParagraph"><text:span text:style-name="Footnote Characters">1::7 = </text:span><text:span text:style-name="span_.bgt_NoteGeneralParagraph_Paragraph_scrSection_columns_scrBook">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bgt_Paragraph_scrSection_columns_scrBook">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text:span text:style-name="VerseNumber_Paragraph_scrSection_columns_scrBook">8</text:span><text:span text:style-name="span_.bgt_Paragraph_scrSection_columns_scrBook">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9</text:span><text:span text:style-name="span_.bgt_Paragraph_scrSection_columns_scrBook">Na tabamiu eigna koti vaututunia a Jisas Krais, na vahavighamugna a God ke eia.</text:span></text:p>
          <text:p text:style-name="Paragraph_scrSection_columns_scrBook"><text:span text:style-name="VerseNumber_Paragraph_scrSection_columns_scrBook">10-11</text:span><text:span text:style-name="span_.bgt_Paragraph_scrSection_columns_scrBook">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12</text:span><text:span text:style-name="span_.bgt_Paragraph_scrSection_columns_scrBook">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text:span text:style-name="span_.bgt_SectionHeadMinor_scrSection_columns_scrBook">God Ke Magnahaghinighita Katida Mono Tabu</text:span></text:p>
          <text:p text:style-name="Paragraph_scrSection_columns_scrBook"><text:span text:style-name="VerseNumber_Paragraph_scrSection_columns_scrBook">13</text:span><text:span text:style-name="span_.bgt_Paragraph_scrSection_columns_scrBook">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14</text:span><text:span text:style-name="span_.bgt_Paragraph_scrSection_columns_scrBook">Na vunegna ighamu ara dathegna a God moti leghua, oti saghoi eia na komi puhi ke dika koti magnahaghinia na eiagna kori vido koti boi adoa mua a God. </text:span><text:span text:style-name="VerseNumber_Paragraph_scrSection_columns_scrBook">15</text:span><text:span text:style-name="span_.bgt_Paragraph_scrSection_columns_scrBook">Keana ikageeni, na havimiu keda pukuni tabu, eigna a God ke vahighamu ke tabu. </text:span><text:span text:style-name="VerseNumber_Paragraph_scrSection_columns_scrBook">16</text:span><text:span text:style-name="span_.bgt_Paragraph_scrSection_columns_scrBook">A God ke velea tadia na komi Rioriso ke Tabu, “Oti mono tabu eigna inau ku tabu.”</text:span><text:span text:style-name="span_.bgt_NoteCrossHYPHENReferenceParagraph_Paragraph_scrSection_columns_scrBook"><text:reference-mark text:name="f1130ffd7-ae4d-4f48-abac-01010ec2ede7"/></text:span><text:note text:id="ftn2" text:note-class="footnote"><text:note-citation text:label=" "> </text:note-citation><text:note-body><text:p text:style-name="NoteCrossHYPHENReferenceParagraph"><text:span text:style-name="Footnote Characters">1:16 = </text:span><text:span text:style-name="span_.bgt_NoteCrossHYPHENReferenceParagraph_Paragraph_scrSection_columns_scrBook">Levitikas 11:44-45, 19:2, 20:7</text:span></text:p></text:note-body></text:note></text:p>
          <text:p text:style-name="Paragraph_scrSection_columns_scrBook"><text:span text:style-name="VerseNumber_Paragraph_scrSection_columns_scrBook">17</text:span><text:span text:style-name="span_.bgt_Paragraph_scrSection_columns_scrBook">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18</text:span><text:span text:style-name="span_.bgt_Paragraph_scrSection_columns_scrBook">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19</text:span><text:span text:style-name="span_.bgt_Paragraph_scrSection_columns_scrBook">Imanea ke volighamu au tagna na fata ke nagho vano, na pukuni ghaughabuagna a Krais. A Krais ke vaghagna sina dathei sip kena havughaghia ke teo sa fata ke dika itagna. </text:span><text:span text:style-name="VerseNumber_Paragraph_scrSection_columns_scrBook">20</text:span><text:span text:style-name="span_.bgt_Paragraph_scrSection_columns_scrBook">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21</text:span><text:span text:style-name="span_.bgt_Paragraph_scrSection_columns_scrBook">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text:span text:style-name="VerseNumber_Paragraph_scrSection_columns_scrBook">22</text:span><text:span text:style-name="span_.bgt_Paragraph_scrSection_columns_scrBook">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23</text:span><text:span text:style-name="span_.bgt_Paragraph_scrSection_columns_scrBook">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24</text:span><text:span text:style-name="span_.bgt_Paragraph_scrSection_columns_scrBook">Na komi Rioriso ke Tabu kena velea,</text:span></text:p>
          <text:p text:style-name="Line1_scrSection_columns_scrBook"><text:span text:style-name="span_.bgt_Line1_scrSection_columns_scrBook">“Na komi tinoni kena vaghagna na buburu,</text:span></text:p>
          <text:p text:style-name="Line1_scrSection_columns_scrBook"><text:span text:style-name="span_.bgt_Line1_scrSection_columns_scrBook">ma na dodorodia ke toke ke vaghagna na komi falaoa.</text:span></text:p>
          <text:p text:style-name="Line1_scrSection_columns_scrBook"><text:span text:style-name="span_.bgt_Line1_scrSection_columns_scrBook">Na buburu ke gho'e ma na komi falaoa kena sikili horu,</text:span></text:p>
          <text:p text:style-name="Line1_scrSection_columns_scrBook"><text:span text:style-name="VerseNumber_Line1_scrSection_columns_scrBook">25</text:span><text:span text:style-name="span_.bgt_Line1_scrSection_columns_scrBook">kari na haghoregna a Lod ke mono thovohaliu.”</text:span><text:span text:style-name="span_.bgt_NoteCrossHYPHENReferenceParagraph_Line1_scrSection_columns_scrBook"><text:reference-mark text:name="fbfa1dc2c-2155-4db6-8f2d-20aa4b209aa0"/></text:span><text:note text:id="ftn3" text:note-class="footnote"><text:note-citation text:label=" "> </text:note-citation><text:note-body><text:p text:style-name="NoteCrossHYPHENReferenceParagraph"><text:span text:style-name="Footnote Characters">1:25 = </text:span><text:span text:style-name="span_.bgt_NoteCrossHYPHENReferenceParagraph_Line1_scrSection_columns_scrBook">Aesaea 40:6-8</text:span></text:p></text:note-body></text:note></text:p>
          <text:p text:style-name="ParagraphContinuation_scrSection_columns_scrBook"><text:span text:style-name="span_.bgt_ParagraphContinuation_scrSection_columns_scrBook">Ma na haghore iangeni, na Rorongo ke Toke kena titionoa ghohi itamiu.</text:span></text:p>
          <text:p text:style-name="SectionHeadMinor_scrSection_columns_scrBook"><text:span text:style-name="span_.bgt_SectionHeadMinor_scrSection_columns_scrBook">A Krais Na Naghoi Ghahira</text:span></text:p>
          <text:p text:style-name="ChapterNumber1"><text:span text:style-name="ChapterNumber_Paragraph_scrSection_columns_scrBook">2</text:span><text:span text:style-name="VerseNumber_Paragraph_scrSection_columns_scrBook">1</text:span><text:span text:style-name="span_.bgt_Paragraph_scrSection_columns_scrBook">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_scrSection_columns_scrBook">2</text:span><text:span text:style-name="span_.bgt_Paragraph_scrSection_columns_scrBook">Oti vaghagna na komi meomeo kena eu havi kena rofo mena haga susuu ghadia. Oti rofo eigna na haghoregna a God eigna nimiu na vaututuni keda heta, ma a God keda vahavighamu. </text:span><text:span text:style-name="VerseNumber_Paragraph_scrSection_columns_scrBook">3</text:span><text:span text:style-name="span_.bgt_Paragraph_scrSection_columns_scrBook">Oti eia vaghagna iaani eigna koti reghia ghohi kori havimiu a Lod ke eia na komi fata ke toke vanighamu.</text:span></text:p>
          <text:p text:style-name="Paragraph_scrSection_columns_scrBook"><text:span text:style-name="VerseNumber_Paragraph_scrSection_columns_scrBook">4</text:span><text:span text:style-name="span_.bgt_Paragraph_scrSection_columns_scrBook">Oti mai tagna a Lod Jisas Krais ke heghita na havi mathangani. Imanea ke vaghagna na naghoi ghahira kori hidigna na vathe.</text:span><text:span text:style-name="Emphasis_.bgt_NoteGeneralParagraph_Paragraph_scrSection_columns_scrBook"><text:reference-mark text:name="f5e2861dd-c3bd-408d-86e9-46acf2b7ffa1"/></text:span><text:span text:style-name="span_.bgt_NoteGeneralParagraph_Paragraph_scrSection_columns_scrBook"/><text:note text:id="ftn4" text:note-class="footnote"><text:note-citation text:label="†">†</text:note-citation><text:note-body><text:p text:style-name="NoteGeneralParagraph"><text:span text:style-name="Footnote Characters">2::4 = </text:span><text:span text:style-name="Emphasis_.bgt_NoteGeneralParagraph_Paragraph_scrSection_columns_scrBook">Na naghoi ghahira kori hidigna na vathe:</text:span><text:span text:style-name="span_.bgt_NoteGeneralParagraph_Paragraph_scrSection_columns_scrBook"> Reghia kori Diksonari.</text:span></text:p></text:note-body></text:note><text:span text:style-name="span_.bgt_Paragraph_scrSection_columns_scrBook"> Na ghahira iangeni, na komi tinoni kena bosi magnahaghinia, kari a God ke vahia me toatogha ke nagho vano. </text:span><text:span text:style-name="VerseNumber_Paragraph_scrSection_columns_scrBook">5</text:span><text:span text:style-name="span_.bgt_Paragraph_scrSection_columns_scrBook">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6</text:span><text:span text:style-name="span_.bgt_Paragraph_scrSection_columns_scrBook">Iaani ke vaghagna na hava a God ke velea ke mono tadia na komi Rioriso ke Tabu,</text:span></text:p>
          <text:p text:style-name="Line1_scrSection_columns_scrBook"><text:span text:style-name="span_.bgt_Line1_scrSection_columns_scrBook">“I Jerusalem, inau ku tutua sina ghahira kori hidigna na vathe.</text:span></text:p>
          <text:p text:style-name="Line1_scrSection_columns_scrBook"><text:span text:style-name="span_.bgt_Line1_scrSection_columns_scrBook">Inau ku vahia na ghahira iangeni eigna keda na naghoi ghahira.</text:span></text:p>
          <text:p text:style-name="Line1_scrSection_columns_scrBook"><text:span text:style-name="span_.bgt_Line1_scrSection_columns_scrBook">Ahai ke vaututunia, imanea teo keda toatogha ke boi toke ke vaututunia.”</text:span><text:span text:style-name="span_.bgt_NoteCrossHYPHENReferenceParagraph_Line1_scrSection_columns_scrBook"><text:reference-mark text:name="fe854faf3-2157-493d-ae58-049383989f9d"/></text:span><text:note text:id="ftn5" text:note-class="footnote"><text:note-citation text:label=" "> </text:note-citation><text:note-body><text:p text:style-name="NoteCrossHYPHENReferenceParagraph"><text:span text:style-name="Footnote Characters">2:6 = </text:span><text:span text:style-name="span_.bgt_NoteCrossHYPHENReferenceParagraph_Line1_scrSection_columns_scrBook">Aesaea 28:16</text:span></text:p></text:note-body></text:note></text:p>
          <text:p text:style-name="ParagraphContinuation_scrSection_columns_scrBook"><text:span text:style-name="VerseNumber_ParagraphContinuation_scrSection_columns_scrBook">7</text:span><text:span text:style-name="span_.bgt_ParagraphContinuation_scrSection_columns_scrBook">Tamiu ighamu koti vaututunia, a God ke ghaghana boheghamu. Keana na fata ke dika keda padara arahai kena boi vaututunia, eigna</text:span></text:p>
          <text:p text:style-name="Line1_scrSection_columns_scrBook"><text:span text:style-name="span_.bgt_Line1_scrSection_columns_scrBook">“Na ghahira kena boi magnahaghinia mara kena agutu vathe,</text:span></text:p>
          <text:p text:style-name="Line1_scrSection_columns_scrBook"><text:span text:style-name="span_.bgt_Line1_scrSection_columns_scrBook">ikageeni na ghahira iaani na naghoi ghahira kori hidigna na vathe.”</text:span><text:span text:style-name="span_.bgt_NoteCrossHYPHENReferenceParagraph_Line1_scrSection_columns_scrBook"><text:reference-mark text:name="fa04344b5-e3cc-4b48-aaf1-57b6a1bdea44"/></text:span><text:note text:id="ftn6" text:note-class="footnote"><text:note-citation text:label=" "> </text:note-citation><text:note-body><text:p text:style-name="NoteCrossHYPHENReferenceParagraph"><text:span text:style-name="Footnote Characters">2:7 = </text:span><text:span text:style-name="span_.bgt_NoteCrossHYPHENReferenceParagraph_Line1_scrSection_columns_scrBook">Psalm 118:22</text:span></text:p></text:note-body></text:note></text:p>
          <text:p text:style-name="ParagraphContinuation_scrSection_columns_scrBook"><text:span text:style-name="VerseNumber_ParagraphContinuation_scrSection_columns_scrBook">8</text:span><text:span text:style-name="span_.bgt_ParagraphContinuation_scrSection_columns_scrBook">Na komi Rioriso ke Tabu kena velea mua,</text:span></text:p>
          <text:p text:style-name="Line1_scrSection_columns_scrBook"><text:span text:style-name="span_.bgt_Line1_scrSection_columns_scrBook">“Iaani na ghahira ke vapejuraghinira na komi tinoni ke sethe eigna kedana sikili.”</text:span><text:span text:style-name="span_.bgt_NoteCrossHYPHENReferenceParagraph_Line1_scrSection_columns_scrBook"><text:reference-mark text:name="f77319ab3-5367-4728-a40a-0a2241da103a"/></text:span><text:note text:id="ftn7" text:note-class="footnote"><text:note-citation text:label=" "> </text:note-citation><text:note-body><text:p text:style-name="NoteCrossHYPHENReferenceParagraph"><text:span text:style-name="Footnote Characters">2:8 = </text:span><text:span text:style-name="span_.bgt_NoteCrossHYPHENReferenceParagraph_Line1_scrSection_columns_scrBook">Aesaea 8:14</text:span></text:p></text:note-body></text:note></text:p>
          <text:p text:style-name="ParagraphContinuation_scrSection_columns_scrBook"><text:span text:style-name="span_.bgt_ParagraphContinuation_scrSection_columns_scrBook">Imarea kena sikili eigna kena boi leghua na haghoregna a God. Na sikili kena eia ke leghua nigna na vanohehe a God eidia.</text:span></text:p>
          <text:p text:style-name="Paragraph_scrSection_columns_scrBook"><text:span text:style-name="VerseNumber_Paragraph_scrSection_columns_scrBook">9</text:span><text:span text:style-name="span_.bgt_Paragraph_scrSection_columns_scrBook">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10</text:span><text:span text:style-name="span_.bgt_Paragraph_scrSection_columns_scrBook">I hau, ighamu boi na komi tinoni nigna a God, kari ikageeni ighamu na nigna imanea. I hau a God ke boi rarovighamu, kari ikageeni imanea ke rarovighamu.</text:span></text:p>
          <text:p text:style-name="SectionHeadMinor_scrSection_columns_scrBook"><text:span text:style-name="span_.bgt_SectionHeadMinor_scrSection_columns_scrBook">Na Puhi Ke Nabadia Na Komi Tinoni Agutu Nigna A God</text:span></text:p>
          <text:p text:style-name="Paragraph_scrSection_columns_scrBook"><text:span text:style-name="VerseNumber_Paragraph_scrSection_columns_scrBook">11</text:span><text:span text:style-name="span_.bgt_Paragraph_scrSection_columns_scrBook">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12</text:span><text:span text:style-name="span_.bgt_Paragraph_scrSection_columns_scrBook">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text:span text:style-name="VerseNumber_Paragraph_scrSection_columns_scrBook">13</text:span><text:span text:style-name="span_.bgt_Paragraph_scrSection_columns_scrBook">A Lod ke magnahaghinighamu kotida leghua na haghoredia arahai kena vunaghi pungusighamu kori maramagna, haluhadi na King gna i Rom,</text:span><text:span text:style-name="Emphasis_.bgt_NoteGeneralParagraph_Paragraph_scrSection_columns_scrBook"><text:reference-mark text:name="feb825765-5914-46c8-ab5e-0ef07cb7a969"/></text:span><text:span text:style-name="span_.bgt_NoteGeneralParagraph_Paragraph_scrSection_columns_scrBook"/><text:note text:id="ftn8" text:note-class="footnote"><text:note-citation text:label="†">†</text:note-citation><text:note-body><text:p text:style-name="NoteGeneralParagraph"><text:span text:style-name="Footnote Characters">2::13 = </text:span><text:span text:style-name="Emphasis_.bgt_NoteGeneralParagraph_Paragraph_scrSection_columns_scrBook">King gna i Rom:</text:span><text:span text:style-name="span_.bgt_NoteGeneralParagraph_Paragraph_scrSection_columns_scrBook"> Reghia kori Diksonari.</text:span></text:p></text:note-body></text:note><text:span text:style-name="span_.bgt_Paragraph_scrSection_columns_scrBook"> eigna imanea ke vunaghi pungusira na komi tinoni gougovu. </text:span><text:span text:style-name="VerseNumber_Paragraph_scrSection_columns_scrBook">14</text:span><text:span text:style-name="span_.bgt_Paragraph_scrSection_columns_scrBook">Moti leghua mua na haghoredia na komi primia eigna na king ke vahira bali vaparara arahai kena eia na komi fata ke dika mena kilothabara arahai kena leghua na puhi ke jino. </text:span><text:span text:style-name="VerseNumber_Paragraph_scrSection_columns_scrBook">15</text:span><text:span text:style-name="span_.bgt_Paragraph_scrSection_columns_scrBook">God ke magnahaghinighamu kotida eia na komi fata ke toke eigna na komi tinoni kena hahi kedana soto na haghore diadikalaghamugna. </text:span><text:span text:style-name="VerseNumber_Paragraph_scrSection_columns_scrBook">16</text:span><text:span text:style-name="span_.bgt_Paragraph_scrSection_columns_scrBook">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17</text:span><text:span text:style-name="span_.bgt_Paragraph_scrSection_columns_scrBook">Oti ghaghana bohera na komi tinoni gougovu moti dothovira ara kulamiu kiloau. Ghaghana bohea a God moti ghaghana bohea mua na King gna i Rom.</text:span></text:p>
          <text:p text:style-name="SectionHeadMinor_scrSection_columns_scrBook"><text:span text:style-name="span_.bgt_SectionHeadMinor_scrSection_columns_scrBook">Leghua Na Puhigna A Krais Kori Papara</text:span></text:p>
          <text:p text:style-name="Paragraph_scrSection_columns_scrBook"><text:span text:style-name="VerseNumber_Paragraph_scrSection_columns_scrBook">18</text:span><text:span text:style-name="span_.bgt_Paragraph_scrSection_columns_scrBook">Ighamu na komi tinoni seka,</text:span><text:span text:style-name="Emphasis_.bgt_NoteGeneralParagraph_Paragraph_scrSection_columns_scrBook"><text:reference-mark text:name="f1a954749-a06a-408b-b1cb-22d1c3568cb4"/></text:span><text:span text:style-name="span_.bgt_NoteGeneralParagraph_Paragraph_scrSection_columns_scrBook"/><text:note text:id="ftn9" text:note-class="footnote"><text:note-citation text:label="†">†</text:note-citation><text:note-body><text:p text:style-name="NoteGeneralParagraph"><text:span text:style-name="Footnote Characters">2::18 = </text:span><text:span text:style-name="Emphasis_.bgt_NoteGeneralParagraph_Paragraph_scrSection_columns_scrBook">Tinoni seka: </text:span><text:span text:style-name="span_.bgt_NoteGeneralParagraph_Paragraph_scrSection_columns_scrBook">Reghia kori Diksonari.</text:span></text:p></text:note-body></text:note><text:span text:style-name="span_.bgt_Paragraph_scrSection_columns_scrBook"> oti leghua na haghoredia na komi vunaghimiu moti ghaghana bohera hahali. Kekeha vunaghimiu ke toke mena eia vanighamu na komi puhi ke toke. Keana kekeha kena eia na hava ke dika itamiu. Oti leghura gougovu vamua. </text:span><text:span text:style-name="VerseNumber_Paragraph_scrSection_columns_scrBook">19</text:span><text:span text:style-name="span_.bgt_Paragraph_scrSection_columns_scrBook">Kekeha maghavu na komi vunaghimiu, toke kotida boi eia sa fata ke dika, imarea kena vaparaghamu. Gi kotida ghathapaku eigna koti togha hahalia a God kori vido kena vaparaghamu, a God keda totogo eimiu. </text:span><text:span text:style-name="VerseNumber_Paragraph_scrSection_columns_scrBook">20</text:span><text:span text:style-name="span_.bgt_Paragraph_scrSection_columns_scrBook">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21</text:span><text:span text:style-name="span_.bgt_Paragraph_scrSection_columns_scrBook">A God ke kiloghamu eigna kotida papara vaghagna iangeni eigna a Krais ke papara eimiu ighamu me tateli vanighamu na puhi kotida leghua. </text:span><text:span text:style-name="VerseNumber_Paragraph_scrSection_columns_scrBook">22</text:span><text:span text:style-name="span_.bgt_Paragraph_scrSection_columns_scrBook">A Krais ke boi eia sa koakoa me teo sa piapilau ke au mai kori livogna. </text:span><text:span text:style-name="VerseNumber_Paragraph_scrSection_columns_scrBook">23</text:span><text:span text:style-name="span_.bgt_Paragraph_scrSection_columns_scrBook">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24</text:span><text:span text:style-name="span_.bgt_Paragraph_scrSection_columns_scrBook">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25</text:span><text:span text:style-name="span_.bgt_Paragraph_scrSection_columns_scrBook">I hau, ighamu koti vaghagna na komi sip ke jefe kori hangana, kari ikageeni ighamu koti tabiru mai tagna ahai ke reireghighamu me kalitighamu.</text:span></text:p>
          <text:p text:style-name="SectionHeadMinor_scrSection_columns_scrBook"><text:span text:style-name="span_.bgt_SectionHeadMinor_scrSection_columns_scrBook">Na Velepuhi Eidia Na Komi Tinoni Taulaghi</text:span></text:p>
          <text:p text:style-name="ChapterNumber1"><text:span text:style-name="ChapterNumber_Paragraph_scrSection_columns_scrBook">3</text:span><text:span text:style-name="VerseNumber_Paragraph_scrSection_columns_scrBook">1</text:span><text:span text:style-name="span_.bgt_Paragraph_scrSection_columns_scrBook">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_scrSection_columns_scrBook">2</text:span><text:span text:style-name="span_.bgt_Paragraph_scrSection_columns_scrBook">eigna imarea kedana reghi leghua na puhimiu ke jino mena reghia mua ighamu koti ghaghana bohea a God. </text:span><text:span text:style-name="VerseNumber_Paragraph_scrSection_columns_scrBook">3</text:span><text:span text:style-name="span_.bgt_Paragraph_scrSection_columns_scrBook">Boi na fata ke nagho na eiagna na komi fata bali vatoetokelaghagna na dodoromiu, vaghagna na pijiriagna na sesehumiu, ba na vahagheagna na komi fata bali gniagnilau kena agutua kori gol, ba na pipisiagna na komi pohe ke vahotha. </text:span><text:span text:style-name="VerseNumber_Paragraph_scrSection_columns_scrBook">4</text:span><text:span text:style-name="span_.bgt_Paragraph_scrSection_columns_scrBook">Na fata ke nagho keda vatoetokelaghagna na dodoromiu, na hava keda au mai kori havimiu. Na mono taluleghu ma na mono bughoro, e rua na fata ke ulaghagna thovohaliu ma a God ke toatogha ke nagho vano. </text:span><text:span text:style-name="VerseNumber_Paragraph_scrSection_columns_scrBook">5</text:span><text:span text:style-name="span_.bgt_Paragraph_scrSection_columns_scrBook">I hau na koi vaivine kena maimanihihia a God mena vaututunia imanea keda eia na hava ke taluhaghorea, iira kena vatoetokelaghagna na dodorodia kori puhi iangeni. Iira kena leghua na haghoredia ara taudia. </text:span><text:span text:style-name="VerseNumber_Paragraph_scrSection_columns_scrBook">6</text:span><text:span text:style-name="span_.bgt_Paragraph_scrSection_columns_scrBook">A Sera sikei itadia. Iia ke leghua na haghoregna a Ebraham me kiloa na vunaghigna. Gi kotida eia na komi fata ke jino moti boi mataghu, ighamu ara dathegna a Sera.</text:span></text:p>
          <text:p text:style-name="Paragraph_scrSection_columns_scrBook"><text:span text:style-name="VerseNumber_Paragraph_scrSection_columns_scrBook">7</text:span><text:span text:style-name="span_.bgt_Paragraph_scrSection_columns_scrBook">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text:span text:style-name="span_.bgt_SectionHeadMinor_scrSection_columns_scrBook">Na Velepuhi Eidia Na Komi Tinoni Kiloau</text:span></text:p>
          <text:p text:style-name="Paragraph_scrSection_columns_scrBook"><text:span text:style-name="VerseNumber_Paragraph_scrSection_columns_scrBook">8</text:span><text:span text:style-name="span_.bgt_Paragraph_scrSection_columns_scrBook">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9</text:span><text:span text:style-name="span_.bgt_Paragraph_scrSection_columns_scrBook">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10</text:span><text:span text:style-name="span_.bgt_Paragraph_scrSection_columns_scrBook">Vaghagna na komi Rioriso ke Tabu kena velea,</text:span></text:p>
          <text:p text:style-name="Line1_scrSection_columns_scrBook"><text:span text:style-name="span_.bgt_Line1_scrSection_columns_scrBook">“Gi kotida magnahaghinia na mono totogo kori havimiu,</text:span></text:p>
          <text:p text:style-name="Line1_scrSection_columns_scrBook"><text:span text:style-name="span_.bgt_Line1_scrSection_columns_scrBook">oti saghoi titionoa na komi haghore ke dika moti saghoi piapilau.</text:span></text:p>
          <text:p text:style-name="Line1_scrSection_columns_scrBook"><text:span text:style-name="VerseNumber_Line1_scrSection_columns_scrBook">11</text:span><text:span text:style-name="span_.bgt_Line1_scrSection_columns_scrBook">Taveti sania na komi puhi ke dika moti eia na komi puhi ke toke.</text:span></text:p>
          <text:p text:style-name="Line1_scrSection_columns_scrBook"><text:span text:style-name="span_.bgt_Line1_scrSection_columns_scrBook">Oti agutu heta eigna kotida mono haidu toetoke duadia na komi tinoni.</text:span></text:p>
          <text:p text:style-name="Line1_scrSection_columns_scrBook"><text:span text:style-name="VerseNumber_Line1_scrSection_columns_scrBook">12</text:span><text:span text:style-name="span_.bgt_Line1_scrSection_columns_scrBook">Oti eia na komi fata iraani eigna a Lod ke reireghi toetokera arahai kena mono jino me rongovia nidia na tarai.</text:span></text:p>
          <text:p text:style-name="Line1_scrSection_columns_scrBook"><text:span text:style-name="span_.bgt_Line1_scrSection_columns_scrBook">Keana a Lod ke sokara pungusira arahai kena eia na komi fata ke dika.”</text:span><text:span text:style-name="span_.bgt_NoteCrossHYPHENReferenceParagraph_Line1_scrSection_columns_scrBook"><text:reference-mark text:name="fad3df5b1-1510-4b5d-8e60-3b4f4b7a4e50"/></text:span><text:note text:id="ftn10" text:note-class="footnote"><text:note-citation text:label=" "> </text:note-citation><text:note-body><text:p text:style-name="NoteCrossHYPHENReferenceParagraph"><text:span text:style-name="Footnote Characters">3:12 = </text:span><text:span text:style-name="span_.bgt_NoteCrossHYPHENReferenceParagraph_Line1_scrSection_columns_scrBook">Psalm 34:12-16</text:span></text:p></text:note-body></text:note></text:p>
          <text:p text:style-name="SectionHeadMinor_scrSection_columns_scrBook"><text:span text:style-name="span_.bgt_SectionHeadMinor_scrSection_columns_scrBook">Ighita Katida Sasaa Na Papara Kori Vido Kati Eia Na Hava Ke Toke</text:span></text:p>
          <text:p text:style-name="Paragraph_scrSection_columns_scrBook"><text:span text:style-name="VerseNumber_Paragraph_scrSection_columns_scrBook">13</text:span><text:span text:style-name="span_.bgt_Paragraph_scrSection_columns_scrBook">Gi kotida agutu heta bali eia na komi fata ke toke, da teo ahai keda vaparaghamu. </text:span><text:span text:style-name="VerseNumber_Paragraph_scrSection_columns_scrBook">14</text:span><text:span text:style-name="span_.bgt_Paragraph_scrSection_columns_scrBook">Keana, gi kedana vaparaghamu eigna ighamu koti eia na komi fata ke jino, a God keda vatokeghamu. Oti saghoi mataghunira arahai kena vaparaghamu moti saghoi lubatia na ghaghanamiu keda horuhaihadi. </text:span><text:span text:style-name="VerseNumber_Paragraph_scrSection_columns_scrBook">15</text:span><text:span text:style-name="span_.bgt_Paragraph_scrSection_columns_scrBook">Keana oti ghaghana bohea a Krais moti lubatia eigna keda vunaghi pungusia na havimiu. Oti mono kaikaliti hahali bali haghore tughura arahai kedana huatighamu na vunegna gi koti vaututunia a Krais. </text:span><text:span text:style-name="VerseNumber_Paragraph_scrSection_columns_scrBook">16</text:span><text:span text:style-name="span_.bgt_Paragraph_scrSection_columns_scrBook">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17</text:span><text:span text:style-name="span_.bgt_Paragraph_scrSection_columns_scrBook">Gi a God keda lubatighamu eigna kotida papara eigna na fata ke toke koti eia, a God keda totogo eimiu. Keana gi kotida papara eigna koti eia na fata ke dika, a God keda boi totogo eimiu.</text:span></text:p>
          <text:p text:style-name="Paragraph_scrSection_columns_scrBook"><text:span text:style-name="VerseNumber_Paragraph_scrSection_columns_scrBook">18</text:span><text:span text:style-name="span_.bgt_Paragraph_scrSection_columns_scrBook">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19</text:span><text:span text:style-name="span_.bgt_Paragraph_scrSection_columns_scrBook">Mi kori nigna na mana na Tarunga ke Tabu, a Krais ke vano me titiono tadia na komi tarunga kena mono kori meleha papara. </text:span><text:span text:style-name="VerseNumber_Paragraph_scrSection_columns_scrBook">20</text:span><text:span text:style-name="span_.bgt_Paragraph_scrSection_columns_scrBook">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21</text:span><text:span text:style-name="span_.bgt_Paragraph_scrSection_columns_scrBook">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22</text:span><text:span text:style-name="span_.bgt_Paragraph_scrSection_columns_scrBook">A Jisas ke hadi i popo mi ikageeni ke sopou kori madothogna a God. Ingengeni imanea ke vunaghi pungusira na komi enjel ma na komi tidatho ma na komi tarunga gougovu.</text:span></text:p>
          <text:p text:style-name="SectionHeadMinor_scrSection_columns_scrBook"><text:span text:style-name="span_.bgt_SectionHeadMinor_scrSection_columns_scrBook">Na Puhi Ke Nabadia Arahai Kena Vaututuni</text:span></text:p>
          <text:p text:style-name="ChapterNumber1"><text:span text:style-name="ChapterNumber_Paragraph_scrSection_columns_scrBook">4</text:span><text:span text:style-name="VerseNumber_Paragraph_scrSection_columns_scrBook">1</text:span><text:span text:style-name="span_.bgt_Paragraph_scrSection_columns_scrBook">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_scrSection_columns_scrBook">2</text:span><text:span text:style-name="span_.bgt_Paragraph_scrSection_columns_scrBook">Imanea ke taveti sania na koakoa eigna keda boi leghua mua nigna na komi vanohehe ke dika kori vido ke talu havi mua kori maramagna. Keana imanea keda leghua vamua nigna na vanohehe a God. </text:span><text:span text:style-name="VerseNumber_Paragraph_scrSection_columns_scrBook">3</text:span><text:span text:style-name="span_.bgt_Paragraph_scrSection_columns_scrBook">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text:span text:style-name="VerseNumber_Paragraph_scrSection_columns_scrBook">4</text:span><text:span text:style-name="span_.bgt_Paragraph_scrSection_columns_scrBook">Keana ikageeni na komi tinoni bongihehe kena vere nidia itamiu eigna koti boi eia duadia na komi thagi puhi ke dika irangeni, mena haghore diadikalaghamu. </text:span><text:span text:style-name="VerseNumber_Paragraph_scrSection_columns_scrBook">5</text:span><text:span text:style-name="span_.bgt_Paragraph_scrSection_columns_scrBook">Keana oti saghoi vaovarongo itadia eigna ivughei valiha imarea kedana titiono aua tagna a God na komi fata kena eia. Ma a God ke kaikaliti bali fatera arahai kena havi ma arahai kena thehe ghohi. </text:span><text:span text:style-name="VerseNumber_Paragraph_scrSection_columns_scrBook">6</text:span><text:span text:style-name="span_.bgt_Paragraph_scrSection_columns_scrBook">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text:span text:style-name="VerseNumber_Paragraph_scrSection_columns_scrBook">7</text:span><text:span text:style-name="span_.bgt_Paragraph_scrSection_columns_scrBook">Na maghavu keda govu na maramagna iaani ke gharani mai ghohi. Na vunegna iangeni, oti reireghighamu ghehemiu tagna na koakoa moti mono kaikaliti hahali eigna kotida tangomana na tarai.</text:span></text:p>
          <text:p text:style-name="Paragraph_scrSection_columns_scrBook"><text:span text:style-name="VerseNumber_Paragraph_scrSection_columns_scrBook">8</text:span><text:span text:style-name="span_.bgt_Paragraph_scrSection_columns_scrBook">Na fata ke nagho vano, oti veidothovighi kori hehemiu doudolu. Gi kotida dothovira na komi tinoni, ighamu kotida talutavogha na paluhadia kori vido kena eia na dika itamiu. </text:span><text:span text:style-name="VerseNumber_Paragraph_scrSection_columns_scrBook">9</text:span><text:span text:style-name="span_.bgt_Paragraph_scrSection_columns_scrBook">Oti kalitira ara kulamiu kiloau kori vathemiu. E boi toke kotida bosi nimiu na eiagna iangeni. </text:span><text:span text:style-name="VerseNumber_Paragraph_scrSection_columns_scrBook">10</text:span><text:span text:style-name="span_.bgt_Paragraph_scrSection_columns_scrBook">A God ke heghamu soasopa sonihathavu bali eia na agutu keda hathera arahai tavogha. Moti agutu toetoke kori sonihathavu ke heghamu. </text:span><text:span text:style-name="VerseNumber_Paragraph_scrSection_columns_scrBook">11</text:span><text:span text:style-name="span_.bgt_Paragraph_scrSection_columns_scrBook">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text:span text:style-name="span_.bgt_SectionHeadMinor_scrSection_columns_scrBook">Ighita Katida Totogo Kori Vido Katida Papara</text:span></text:p>
          <text:p text:style-name="Paragraph_scrSection_columns_scrBook"><text:span text:style-name="VerseNumber_Paragraph_scrSection_columns_scrBook">12</text:span><text:span text:style-name="span_.bgt_Paragraph_scrSection_columns_scrBook">Ara kulagu, oti saghoi nia vere tadia na komi papara hutu ke padaghamu, eigna na papara boi na fata mathangani itamiu. Na komi papara irangeni kena mai itamiu bali pipilia nimiu na vaututuni. </text:span><text:span text:style-name="VerseNumber_Paragraph_scrSection_columns_scrBook">13</text:span><text:span text:style-name="span_.bgt_Paragraph_scrSection_columns_scrBook">Oti totogo eigna ighamu koti tangomana na papara vaghagna a Krais ke papara. Oti eia iangeni eigna nimiu na totogo keda hutu vano mua kori vido a Krais keda tabiru mai kori nigna na mana ke hutu. </text:span><text:span text:style-name="VerseNumber_Paragraph_scrSection_columns_scrBook">14</text:span><text:span text:style-name="span_.bgt_Paragraph_scrSection_columns_scrBook">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15</text:span><text:span text:style-name="span_.bgt_Paragraph_scrSection_columns_scrBook">E boi toke gi kotida hatia na papara eigna koti thabu vathehea na tinoni, ba oti biabilau, ba oti boi leghua kekeha mua na vetula, ba oti diadikala nidia na agutu arahai tavogha. </text:span><text:span text:style-name="VerseNumber_Paragraph_scrSection_columns_scrBook">16</text:span><text:span text:style-name="span_.bgt_Paragraph_scrSection_columns_scrBook">Keana gi kedana vaparaghamu eigna ighamu koti leghua a Krais, oti saghoi maomamo. Oti veletokea vamua a God eigna na komi tinoni kena adoa ighamu koti nigna a Krais.</text:span></text:p>
          <text:p text:style-name="Paragraph_scrSection_columns_scrBook"><text:span text:style-name="VerseNumber_Paragraph_scrSection_columns_scrBook">17</text:span><text:span text:style-name="span_.bgt_Paragraph_scrSection_columns_scrBook">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18</text:span><text:span text:style-name="span_.bgt_Paragraph_scrSection_columns_scrBook">Na komi Rioriso ke Tabu kena velea,</text:span></text:p>
          <text:p text:style-name="Line1_scrSection_columns_scrBook"><text:span text:style-name="span_.bgt_Line1_scrSection_columns_scrBook">“Gi keda vahotha na vahaviragna na komi tinoni kena jino,</text:span></text:p>
          <text:p text:style-name="Line1_scrSection_columns_scrBook"><text:span text:style-name="span_.bgt_Line1_scrSection_columns_scrBook">na hava keda padara arahai kena boi leghua a God mena eia na komi puhi ke dika na?”</text:span><text:span text:style-name="span_.bgt_NoteCrossHYPHENReferenceParagraph_Line1_scrSection_columns_scrBook"><text:reference-mark text:name="fe351199e-c396-4880-af48-32c9eaab9b56"/></text:span><text:note text:id="ftn11" text:note-class="footnote"><text:note-citation text:label=" "> </text:note-citation><text:note-body><text:p text:style-name="NoteCrossHYPHENReferenceParagraph"><text:span text:style-name="Footnote Characters">4:18 = </text:span><text:span text:style-name="span_.bgt_NoteCrossHYPHENReferenceParagraph_Line1_scrSection_columns_scrBook">Provebs 11:31</text:span></text:p></text:note-body></text:note></text:p>
          <text:p text:style-name="Paragraph_scrSection_columns_scrBook"><text:span text:style-name="VerseNumber_Paragraph_scrSection_columns_scrBook">19</text:span><text:span text:style-name="span_.bgt_Paragraph_scrSection_columns_scrBook">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text:span text:style-name="span_.bgt_SectionHeadMinor_scrSection_columns_scrBook">Na Velepuhi Eidia Mara Kena Baubatu Kori Kiloau</text:span></text:p>
          <text:p text:style-name="ChapterNumber1"><text:span text:style-name="ChapterNumber_Paragraph_scrSection_columns_scrBook">5</text:span><text:span text:style-name="VerseNumber_Paragraph_scrSection_columns_scrBook">1</text:span><text:span text:style-name="span_.bgt_Paragraph_scrSection_columns_scrBook">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_scrSection_columns_scrBook">2</text:span><text:span text:style-name="span_.bgt_Paragraph_scrSection_columns_scrBook">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_scrSection_columns_scrBook">3</text:span><text:span text:style-name="span_.bgt_Paragraph_scrSection_columns_scrBook">Saghoi hurura arahai koti batura vaghagna ighamu koti vunaghidia, keana oti tateli vanira na puhimiu ke nabagna kedana leghua. </text:span><text:span text:style-name="VerseNumber_Paragraph_scrSection_columns_scrBook">4</text:span><text:span text:style-name="span_.bgt_Paragraph_scrSection_columns_scrBook">Mi kori vido a Krais, na vunaghidia mara kena reireghi sip keda tabiru mai, imanea keda heghamu na taba keda boi govu. Ighamu kotida mono hahali duagna koragna nigna na mana ke hutu.</text:span></text:p>
          <text:p text:style-name="Paragraph_scrSection_columns_scrBook"><text:span text:style-name="VerseNumber_Paragraph_scrSection_columns_scrBook">5</text:span><text:span text:style-name="span_.bgt_Paragraph_scrSection_columns_scrBook">Ighamu mara mathangani, inau ku magnahaghinighamu kotida leghua na haghoredia mara puhi. Ighamu gougovu koti vaututuni, oti mono taluleghu moti veihatheghi. Eigna na komi Rioriso ke Tabu kena velea,</text:span></text:p>
          <text:p text:style-name="Line1_scrSection_columns_scrBook"><text:span text:style-name="span_.bgt_Line1_scrSection_columns_scrBook">“A God ke sokara pungusira arahai kena tautalunagho,</text:span></text:p>
          <text:p text:style-name="Line1_scrSection_columns_scrBook"><text:span text:style-name="span_.bgt_Line1_scrSection_columns_scrBook">keana imanea ke vatokera arahai kena mono taluleghu.”</text:span><text:span text:style-name="span_.bgt_NoteCrossHYPHENReferenceParagraph_Line1_scrSection_columns_scrBook"><text:reference-mark text:name="f99d453e3-b4dd-4684-8670-ca67dec0d167"/></text:span><text:note text:id="ftn12" text:note-class="footnote"><text:note-citation text:label=" "> </text:note-citation><text:note-body><text:p text:style-name="NoteCrossHYPHENReferenceParagraph"><text:span text:style-name="Footnote Characters">5:5 = </text:span><text:span text:style-name="span_.bgt_NoteCrossHYPHENReferenceParagraph_Line1_scrSection_columns_scrBook">Provebs 3:34</text:span></text:p></text:note-body></text:note></text:p>
          <text:p text:style-name="ParagraphContinuation_scrSection_columns_scrBook"><text:span text:style-name="VerseNumber_ParagraphContinuation_scrSection_columns_scrBook">6</text:span><text:span text:style-name="span_.bgt_ParagraphContinuation_scrSection_columns_scrBook">Oti sasaa na mono taluleghu saragna na mana ke hutu nigna a God. Gi kotida eia iangeni, imanea keda vahaihadighamu kori maghavu ke vahia. </text:span><text:span text:style-name="VerseNumber_ParagraphContinuation_scrSection_columns_scrBook">7</text:span><text:span text:style-name="span_.bgt_ParagraphContinuation_scrSection_columns_scrBook">Kori vido ke horuhaihadi na ghaghanamiu eigna sa fata, oti vaututunia a God keda hatheghamu, eigna imanea ke toghaghamu me reireghighamu.</text:span></text:p>
          <text:p text:style-name="Paragraph_scrSection_columns_scrBook"><draw:frame draw:style-name="Graphics0" draw:name="Graphics0" text:anchor-type="paragraph" draw:z-index="1" svg:width="1.54901960784314in" svg:height="1.0in"><draw:text-box fo:min-height="0in"><draw:frame draw:style-name="Graphics0" draw:name="Graphics0" text:anchor-type="paragraph" svg:width="1.54901960784314in" svg:height="1.0in"><draw:image xlink:type="simple" xlink:show="embed" xlink:actuatet="onLoad" xlink:href="Pictures/1.tif"/><svg:desc>lion.tif</svg:desc></draw:frame><text:p text:style-name="pictureCaption_pictureCenter_Paragraph_scrSection_columns_scrBook"><text:span text:style-name="span_.bgt_pictureCaption_pictureCenter_Paragraph_scrSection_columns_scrBook">Satan ke vaghagna na laion ke nguru</text:span></text:p></draw:text-box></draw:frame><text:span text:style-name="VerseNumber_Paragraph_scrSection_columns_scrBook">8</text:span><text:span text:style-name="span_.bgt_Paragraph_scrSection_columns_scrBook">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9</text:span><text:span text:style-name="span_.bgt_Paragraph_scrSection_columns_scrBook">Oti sokara pungusia a Satan moti sokara ngasi kori nimiu na vaututuni, eigna ighamu koti adoa na komi thagi papara ke padaghamu ke padara mua ara kulamiu kiloau kena mono ivei mi vei kori maramagna.</text:span></text:p>
          <text:p text:style-name="Paragraph_scrSection_columns_scrBook"><text:span text:style-name="VerseNumber_Paragraph_scrSection_columns_scrBook">10</text:span><text:span text:style-name="span_.bgt_Paragraph_scrSection_columns_scrBook">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11</text:span><text:span text:style-name="span_.bgt_Paragraph_scrSection_columns_scrBook">A God keda vunaghi pungusira na komi fata gougovu ke hau me hau. Amen.</text:span></text:p>
          <text:p text:style-name="SectionHeadMinor_scrSection_columns_scrBook"><text:span text:style-name="span_.bgt_SectionHeadMinor_scrSection_columns_scrBook">Na Vagovui Haghore</text:span></text:p>
          <text:p text:style-name="Paragraph_scrSection_columns_scrBook"><text:span text:style-name="VerseNumber_Paragraph_scrSection_columns_scrBook">12</text:span><text:span text:style-name="span_.bgt_Paragraph_scrSection_columns_scrBook">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text:span text:style-name="VerseNumber_Paragraph_scrSection_columns_scrBook">13</text:span><text:span text:style-name="span_.bgt_Paragraph_scrSection_columns_scrBook">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14</text:span><text:span text:style-name="span_.bgt_Paragraph_scrSection_columns_scrBook">Oti veikubaeghi</text:span><text:span text:style-name="span_.bgt_NoteGeneralParagraph_Paragraph_scrSection_columns_scrBook"><text:reference-mark text:name="fc3f50cd1-7d57-4005-accb-06d15e39a839"/></text:span><text:note text:id="ftn13" text:note-class="footnote"><text:note-citation text:label="†">†</text:note-citation><text:note-body><text:p text:style-name="NoteGeneralParagraph"><text:span text:style-name="Footnote Characters">5::14 = </text:span><text:span text:style-name="span_.bgt_NoteGeneralParagraph_Paragraph_scrSection_columns_scrBook">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bgt_Paragraph_scrSection_columns_scrBook"> kori dotho. Inau ku tarai gi a God keda heghamu ighamu koti mono haidu toetoke duagna a Krais na soleana kori havimiu. </text:span></text:p>
          <text:p text:style-name="ParagraphContinuation_scrSection_columns_scrBook"><text:span text:style-name="span_.bgt_ParagraphContinuation_scrSection_columns_scrBook">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FootnoteMarker_Paragraph_scrSection_columns_scrBook" style:family="paragraph" style:parent-style-name="Paragraph_scrSection_columns_scrBook"/>
    <style:style xmlns:style="urn:oasis:names:tc:opendocument:xmlns:style:1.0" style:name="scrFootnoteMarker_Paragraph_scrSection_columns_scrBook" style:family="text" style:parent-style-name="Paragraph_scrSection_columns_scrBook"/>
    <style:style xmlns:style="urn:oasis:names:tc:opendocument:xmlns:style:1.0" style:name="scrFootnoteMarker_Line1_scrSection_columns_scrBook" style:family="paragraph" style:parent-style-name="Line1_scrSection_columns_scrBook"/>
    <style:style xmlns:style="urn:oasis:names:tc:opendocument:xmlns:style:1.0" style:name="scrFootnoteMarker_Line1_scrSection_columns_scrBook" style:family="text" style:parent-style-name="Line1_scrSection_columns_scrBook"/>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xmlns:style="urn:oasis:names:tc:opendocument:xmlns:style:1.0" style:name="ChapterNumber_Paragraph1_scrSection_columns_scrBook" style:family="text" style:parent-style-name="Paragraph1_scrSection_columns_scrBook">
      <style:text-properties xmlns:fo="urn:oasis:names:tc:opendocument:xmlns:xsl-fo-compatible:1.0" fo:font-family="Times New Roman" style:font-name-complex="Times New Roman" fo:font-weight="700" style:font-weight-complex="bolder"/>
    </style:style>
    <style:style xmlns:style="urn:oasis:names:tc:opendocument:xmlns:style:1.0" style:name="ChapterNumber1" style:family="paragraph" style:parent-style-name="Paragraph_scrSection_columns_scrBook">
      <style:paragraph-properties>
        <style:drop-cap style:lines="2" style:distance="0.20cm" style:length="1"/>
      </style:paragraph-properties>
    </style:style>
    <style:style xmlns:style="urn:oasis:names:tc:opendocument:xmlns:style:1.0" style:name="ChapterNumber_Paragraph_scrSection_columns_scrBook" style:family="text" style:parent-style-name="Paragraph_scrSection_columns_scrBook">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_scrBook" style:family="paragraph" style:parent-style-name="scrBook"/>
    <style:style xmlns:style="urn:oasis:names:tc:opendocument:xmlns:style:1.0" style:name="columns" style:family="paragraph" style:parent-style-name="none"/>
    <style:style xmlns:style="urn:oasis:names:tc:opendocument:xmlns:style:1.0" style:name="Emphasis_.bgt_NoteGeneralParagraph_Paragraph_scrSection_columns_scrBook" style:family="text" style:parent-style-name="NoteGeneralParagraph_Paragraph_scrSection_columns_scrBook">
      <style:text-properties xmlns:fo="urn:oasis:names:tc:opendocument:xmlns:xsl-fo-compatible:1.0" fo:font-family="Times New Roman" style:font-name-complex="Times New Roman" fo:font-style="italic" fo:language="none" fo:country="none"/>
    </style:style>
    <style:style xmlns:style="urn:oasis:names:tc:opendocument:xmlns:style:1.0" style:name="Emphasis" style:family="paragraph" style:parent-style-name="none">
      <style:paragraph-properties xmlns:fo="urn:oasis:names:tc:opendocument:xmlns:xsl-fo-compatible:1.0" fo:text-indent="0pt" fo:margin-left="0pt"/>
      <style:text-properties xmlns:fo="urn:oasis:names:tc:opendocument:xmlns:xsl-fo-compatible:1.0" fo:font-family="Times New Roman" style:font-name-complex="Times New Roman" fo:font-style="italic"/>
    </style:style>
    <style:style style:name="IntroListItem1_scrIntroSection_scrBook" style:family="paragraph" style:parent-style-name="scrIntroSection_scrBook">
      <style:paragraph-properties fo:text-indent="-18pt" fo:margin-left="36pt"/>
      <style:text-properties fo:font-family="Charis SIL" style:font-name-complex="Charis SIL" fo:font-size="9pt" style:font-size-complex="9pt"/>
    </style:style>
    <style:style xmlns:style="urn:oasis:names:tc:opendocument:xmlns:style:1.0" style:name="IntroListItem1" style:family="paragraph" style:parent-style-name="none">
      <style:paragraph-properties xmlns:fo="urn:oasis:names:tc:opendocument:xmlns:xsl-fo-compatible:1.0" fo:text-indent="-18pt" fo:margin-left="36pt"/>
      <style:text-properties xmlns:fo="urn:oasis:names:tc:opendocument:xmlns:xsl-fo-compatible:1.0" fo:font-family="Charis SIL" style:font-name-complex="Charis SIL" fo:font-size="9pt" style:font-size-complex="9pt"/>
    </style:style>
    <style:style style:name="IntroParagraph_scrIntroSection_scrBook" style:family="paragraph" style:parent-style-name="scrIntroSection_scrBook">
      <style:paragraph-properties fo:line-height="11pt" fo:text-indent=".2in" fo:margin-left="0pt"/>
      <style:text-properties fo:font-family="Charis SIL" style:font-name-complex="Charis SIL" fo:font-size="9pt" style:font-size-complex="9pt"/>
    </style:style>
    <style:style xmlns:style="urn:oasis:names:tc:opendocument:xmlns:style:1.0" style:name="IntroParagraph" style:family="paragraph" style:parent-style-name="none">
      <style:paragraph-properties xmlns:fo="urn:oasis:names:tc:opendocument:xmlns:xsl-fo-compatible:1.0" fo:line-height="11pt" fo:text-indent=".2in" fo:margin-left="0pt"/>
      <style:text-properties xmlns:fo="urn:oasis:names:tc:opendocument:xmlns:xsl-fo-compatible:1.0" fo:font-family="Charis SIL" style:font-name-complex="Charis SIL" fo:font-size="9pt" style:font-size-complex="9pt"/>
    </style:style>
    <style:style style:name="IntroSectionHead_scrIntroSection_scrBook" style:family="paragraph" style:parent-style-name="scrIntroSection_scrBook">
      <style:paragraph-properties fo:line-height="11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IntroSectionHead" style:family="paragraph" style:parent-style-name="none">
      <style:paragraph-properties xmlns:fo="urn:oasis:names:tc:opendocument:xmlns:xsl-fo-compatible:1.0" fo:line-height="11pt" fo:text-align="left" fo:text-indent="0pt" fo:margin-left="0pt" fo:margin-top="3pt" fo:margin-bottom="3pt"/>
      <style:text-properties xmlns:fo="urn:oasis:names:tc:opendocument:xmlns:xsl-fo-compatible:1.0" fo:font-family="Charis SIL" style:font-name-complex="Charis SIL" fo:font-size="8pt" style:font-size-complex="8pt" fo:font-weight="700" style:font-weight-complex="700" fo:font-style="normal"/>
    </style:style>
    <style:style style:name="Line1_scrSection_columns_scrBook" style:family="paragraph" style:parent-style-name="scrSection_columns_scrBook">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Line1" style:family="paragraph" style:parent-style-name="none">
      <style:paragraph-properties xmlns:fo="urn:oasis:names:tc:opendocument:xmlns:xsl-fo-compatible:1.0" fo:text-align="left" fo:margin-left="24pt" fo:text-indent="-12pt" fo:padding-left="0pt" fo:border-bottom="0.5pt solid #ffffff" fo:border-top="0.5pt solid #ffffff" fo:border-left="0.5pt solid #ffffff" fo:border-right="0.5pt solid #ffffff"/>
      <style:text-properties xmlns:fo="urn:oasis:names:tc:opendocument:xmlns:xsl-fo-compatible:1.0" fo:font-family="Charis SIL" style:font-name-complex="Charis SIL" fo:font-size="10pt" style:font-size-complex="10pt"/>
    </style:style>
    <style:style style:name="NoteCrossHYPHENReferenceParagraph_Paragraph_scrSection_columns_scrBook" style:family="paragraph" style:parent-style-name="Paragraph_scrSection_columns_scrBook">
      <style:paragraph-properties fo:text-indent="-0.25in" fo:margin-left="0.25in" fo:margin-right="0in" style:auto-text-indent="false"/>
      <style:text-properties fo:font-family="Charis SIL" style:font-name-complex="Charis SIL" fo:font-size="8pt" style:font-size-complex="8pt" text:display="prince-footnote"/>
    </style:style>
    <style:style xmlns:style="urn:oasis:names:tc:opendocument:xmlns:style:1.0" style:name="NoteCrossHYPHENReference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CrossHYPHENReferenceParagraph_Line1_scrSection_columns_scrBook" style:family="paragraph" style:parent-style-name="Line1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CrossHYPHENReferenceParagraph_Line1_scrSection_columns_scrBook" style:family="text" style:parent-style-name="Line1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CrossHYPHENReferenceParagraph" style:family="paragraph" style:parent-style-name="none">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style:name="Footnote anchor" style:family="text" style:parent-style-name="none">
      <style:text-properties fo:font-size="6pt" style:font-size-complex="6pt" fo:color="#800080" fo:font-family="Charis SIL" style:font-name-complex="Charis SIL" text:display="prince-footnote"/>
    </style:style>
    <style:style style:name="Footnote Symbol" style:family="text" style:parent-style-name="none">
      <style:text-properties fo:font-size="10pt" style:font-size-complex="10pt" fo:font-weight="700" style:font-weight-complex="700" fo:font-family="Charis SIL" style:font-name-complex="Charis SIL" text:display="prince-footnote"/>
    </style:style>
    <style:style style:name="NoteGeneralParagraph_Paragraph_scrSection_columns_scrBook" style:family="paragraph" style:parent-style-name="Paragraph_scrSection_columns_scrBook">
      <style:paragraph-properties fo:text-indent="-0.25in" fo:margin-left="0.25in" fo:margin-right="0in" style:auto-text-indent="false"/>
      <style:text-properties fo:font-family="Charis SIL" style:font-name-complex="Charis SIL" fo:font-size="8pt" style:font-size-complex="8pt" text:display="prince-footnote"/>
    </style:style>
    <style:style xmlns:style="urn:oasis:names:tc:opendocument:xmlns:style:1.0" style:name="NoteGeneral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GeneralParagraph" style:family="paragraph" style:parent-style-name="none">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style:name="Footnote anchor" style:family="text" style:parent-style-name="none">
      <style:text-properties fo:font-size="6pt" style:font-size-complex="6pt" fo:color="#800080" fo:font-family="Charis SIL" style:font-name-complex="Charis SIL" text:display="prince-footnote"/>
    </style:style>
    <style:style style:name="Footnote Symbol" style:family="text" style:parent-style-name="none">
      <style:text-properties fo:font-size="10pt" style:font-size-complex="10pt" fo:font-weight="700" style:font-weight-complex="700" fo:font-family="Charis SIL" style:font-name-complex="Charis SIL" text:display="prince-footnote"/>
    </style:style>
    <style:style style:name="Paragraph_scrSection_columns_scrBook" style:family="paragraph" style:parent-style-name="scrSection_columns_scrBook">
      <style:paragraph-properties fo:text-indent="12pt" fo:margin-left="0pt"/>
      <style:text-properties fo:font-family="Charis SIL" style:font-name-complex="Charis SIL" fo:font-size="10pt" style:font-size-complex="10pt"/>
    </style:style>
    <style:style xmlns:style="urn:oasis:names:tc:opendocument:xmlns:style:1.0" style:name="Paragraph" style:family="paragraph" style:parent-style-name="none">
      <style:paragraph-properties xmlns:fo="urn:oasis:names:tc:opendocument:xmlns:xsl-fo-compatible:1.0" fo:text-indent="12pt" fo:margin-left="0pt"/>
      <style:text-properties xmlns:fo="urn:oasis:names:tc:opendocument:xmlns:xsl-fo-compatible:1.0" fo:font-family="Charis SIL" style:font-name-complex="Charis SIL" fo:font-size="10pt" style:font-size-complex="10pt"/>
    </style:style>
    <style:style style:name="ParagraphContinuation_scrSection_columns_scrBook" style:family="paragraph" style:parent-style-name="scrSection_columns_scrBook">
      <style:paragraph-properties fo:text-indent="0pt" fo:margin-left="0pt"/>
      <style:text-properties fo:font-family="Charis SIL" style:font-name-complex="Charis SIL" fo:font-size="10pt" style:font-size-complex="10pt"/>
    </style:style>
    <style:style xmlns:style="urn:oasis:names:tc:opendocument:xmlns:style:1.0" style:name="ParagraphContinuation" style:family="paragraph" style:parent-style-name="none">
      <style:paragraph-properties xmlns:fo="urn:oasis:names:tc:opendocument:xmlns:xsl-fo-compatible:1.0" fo:text-indent="0pt" fo:margin-left="0pt"/>
      <style:text-properties xmlns:fo="urn:oasis:names:tc:opendocument:xmlns:xsl-fo-compatible:1.0" fo:font-family="Charis SIL" style:font-name-complex="Charis SIL" fo:font-size="10pt" style:font-size-complex="10pt"/>
    </style:style>
    <style:style style:name="picture" style:family="paragraph" style:parent-style-name="none"/>
    <style:style style:name="pictureCenter_Paragraph_scrSection_columns_scrBook" style:family="paragraph" style:parent-style-name="Paragraph_scrSection_columns_scrBook">
      <style:paragraph-properties fo:padding-top="2pt" fo:padding-right="2pt" fo:padding-bottom="2pt" fo:padding-left="2pt" fo:border-bottom="0.5pt solid #ffffff" fo:border-top="0.5pt solid #ffffff" fo:border-left="0.5pt solid #ffffff" fo:border-right="0.5pt solid #ffffff" fo:float="top" fo:margin-top="0pt" fo:margin-right="3.75pt" fo:margin-bottom="3.75pt" fo:margin-left="0pt" fo:text-indent="0pt" fo:text-align="center"/>
    </style:style>
    <style:style xmlns:style="urn:oasis:names:tc:opendocument:xmlns:style:1.0" style:name="pictureCenter" style:family="paragraph" style:parent-style-name="none">
      <style:paragraph-properties xmlns:fo="urn:oasis:names:tc:opendocument:xmlns:xsl-fo-compatible:1.0" fo:padding-top="2pt" fo:padding-right="2pt" fo:padding-bottom="2pt" fo:padding-left="2pt" fo:border-bottom="0.5pt solid #ffffff" fo:border-top="0.5pt solid #ffffff" fo:border-left="0.5pt solid #ffffff" fo:border-right="0.5pt solid #ffffff" fo:float="top" fo:margin-top="0pt" fo:margin-right="3.75pt" fo:margin-bottom="3.75pt" fo:margin-left="0pt" fo:text-indent="0pt" fo:text-align="center"/>
    </style:style>
    <style:style style:name="scrBook" style:family="paragraph" style:parent-style-name="none"/>
    <style:style xmlns:style="urn:oasis:names:tc:opendocument:xmlns:style:1.0" style:name="scrBookName_.bgt_scrBook" style:family="text" style:parent-style-name="scrBook">
      <style:text-properties xmlns:fo="urn:oasis:names:tc:opendocument:xmlns:xsl-fo-compatible:1.0" xmlns:text="urn:oasis:names:tc:opendocument:xmlns:text:1.0" text:display="true" fo:language="none" fo:country="none"/>
    </style:style>
    <style:style xmlns:style="urn:oasis:names:tc:opendocument:xmlns:style:1.0" style:name="scrBookName" style:family="paragraph" style:parent-style-name="none">
      <style:text-properties xmlns:text="urn:oasis:names:tc:opendocument:xmlns:text:1.0" text:display="true"/>
    </style:style>
    <style:style style:name="scrIntroSection_scrBook" style:family="paragraph" style:parent-style-name="scrBook">
      <style:paragraph-properties fo:text-align="left"/>
    </style:style>
    <style:style xmlns:style="urn:oasis:names:tc:opendocument:xmlns:style:1.0" style:name="scrIntroSection" style:family="paragraph" style:parent-style-name="none">
      <style:paragraph-properties xmlns:fo="urn:oasis:names:tc:opendocument:xmlns:xsl-fo-compatible:1.0" fo:text-align="left"/>
    </style:style>
    <style:style style:name="scrSection_columns_scrBook" style:family="paragraph" style:parent-style-name="columns_scrBook">
      <style:paragraph-properties fo:text-align="left"/>
    </style:style>
    <style:style xmlns:style="urn:oasis:names:tc:opendocument:xmlns:style:1.0" style:name="scrSection" style:family="paragraph" style:parent-style-name="none">
      <style:paragraph-properties xmlns:fo="urn:oasis:names:tc:opendocument:xmlns:xsl-fo-compatible:1.0" fo:text-align="left"/>
    </style:style>
    <style:style style:name="SectionHead_scrSection_columns_scrBook" style:family="paragraph" style:parent-style-name="scrSection_columns_scrBook">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family="Charis SIL" style:font-name-complex="Charis SIL" fo:font-size="9pt" style:font-size-complex="9pt" fo:font-weight="700" style:font-weight-complex="700" fo:font-style="normal"/>
    </style:style>
    <style:style xmlns:style="urn:oasis:names:tc:opendocument:xmlns:style:1.0" style:name="SectionHead" style:family="paragraph" style:parent-style-name="none">
      <style:paragraph-properties xmlns:fo="urn:oasis:names:tc:opendocument:xmlns:xsl-fo-compatible:1.0" fo:text-align="center" fo:text-indent="0pt" fo:margin-left="0pt" fo:padding-bottom="0pt" fo:border-bottom="0.5pt solid #ffffff" fo:border-top="0.5pt solid #ffffff" fo:border-left="0.5pt solid #ffffff" fo:border-right="0.5pt solid #ffffff" fo:padding-top="0pt" fo:margin-top="12pt" fo:margin-bottom="6pt"/>
      <style:text-properties xmlns:fo="urn:oasis:names:tc:opendocument:xmlns:xsl-fo-compatible:1.0" fo:font-family="Charis SIL" style:font-name-complex="Charis SIL" fo:font-size="9pt" style:font-size-complex="9pt" fo:font-weight="700" style:font-weight-complex="700" fo:font-style="normal"/>
    </style:style>
    <style:style style:name="SectionHeadMinor_scrSection_columns_scrBook" style:family="paragraph" style:parent-style-name="scrSection_columns_scrBook">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ectionHeadMinor" style:family="paragraph" style:parent-style-name="none">
      <style:paragraph-properties xmlns:fo="urn:oasis:names:tc:opendocument:xmlns:xsl-fo-compatible:1.0" fo:text-align="center" fo:text-indent="0pt" fo:margin-left="0pt" fo:margin-top="8pt"/>
      <style:text-properties xmlns:fo="urn:oasis:names:tc:opendocument:xmlns:xsl-fo-compatible:1.0" fo:font-family="Charis SIL" style:font-name-complex="Charis SIL" fo:font-size="9pt" style:font-size-complex="9pt" fo:font-weight="700" style:font-weight-complex="700" fo:font-style="normal"/>
    </style:style>
    <style:style style:name="TitleMain_scrBook" style:family="paragraph" style:parent-style-name="scrBook">
      <style:paragraph-properties fo:line-height="24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Main" style:family="paragraph" style:parent-style-name="none">
      <style:paragraph-properties xmlns:fo="urn:oasis:names:tc:opendocument:xmlns:xsl-fo-compatible:1.0" fo:line-height="24pt" fo:text-align="center" fo:text-indent="0pt" fo:margin-left="0pt" fo:padding-bottom="12pt" fo:border-bottom="0.5pt solid #ffffff" fo:border-top="0.5pt solid #ffffff" fo:border-left="0.5pt solid #ffffff" fo:border-right="0.5pt solid #ffffff" fo:padding-top="36pt"/>
      <style:text-properties xmlns:fo="urn:oasis:names:tc:opendocument:xmlns:xsl-fo-compatible:1.0" fo:font-family="Charis SIL" style:font-name-complex="Charis SIL" fo:font-size="18pt" style:font-size-complex="18pt" fo:font-weight="700" style:font-weight-complex="700" fo:font-style="normal"/>
    </style:style>
    <style:style style:name="TitleSecondary_.bgt_TitleMain_scrBook" style:family="paragraph" style:parent-style-name="TitleMain_scrBook">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TitleSecondary" style:family="paragraph" style:parent-style-name="none">
      <style:paragraph-properties xmlns:fo="urn:oasis:names:tc:opendocument:xmlns:xsl-fo-compatible:1.0" fo:text-indent="0pt" fo:margin-left="0pt"/>
      <style:text-properties xmlns:text="urn:oasis:names:tc:opendocument:xmlns:text:1.0" xmlns:fo="urn:oasis:names:tc:opendocument:xmlns:xsl-fo-compatible:1.0" fo:font-family="Times New Roman" style:font-name-complex="Times New Roman" fo:font-size="14pt" style:font-size-complex="14pt" text:display="block"/>
    </style:style>
    <style:style xmlns:style="urn:oasis:names:tc:opendocument:xmlns:style:1.0" style:name="VerseNumber_Paragraph1_scrSection_columns_scrBook" style:family="text" style:parent-style-name="Paragraph1_scrSection_columns_scrBook">
      <style:text-properties xmlns:fo="urn:oasis:names:tc:opendocument:xmlns:xsl-fo-compatible:1.0" fo:font-family="Times New Roman" style:font-name-complex="Times New Roman" fo:font-size="9pt" style:font-size-complex="smaller"/>
    </style:style>
    <style:style xmlns:style="urn:oasis:names:tc:opendocument:xmlns:style:1.0" style:name="VerseNumber_Paragraph_scrSection_columns_scrBook" style:family="text" style:parent-style-name="Paragraph_scrSection_columns_scrBook">
      <style:text-properties xmlns:fo="urn:oasis:names:tc:opendocument:xmlns:xsl-fo-compatible:1.0" fo:font-family="Times New Roman" style:font-name-complex="Times New Roman" fo:font-size="8pt" style:font-size-complex="smaller"/>
    </style:style>
    <style:style xmlns:style="urn:oasis:names:tc:opendocument:xmlns:style:1.0" style:name="VerseNumber_Line1_scrSection_columns_scrBook" style:family="text" style:parent-style-name="Line1_scrSection_columns_scrBook">
      <style:text-properties xmlns:fo="urn:oasis:names:tc:opendocument:xmlns:xsl-fo-compatible:1.0" fo:font-family="Times New Roman" style:font-name-complex="Times New Roman" fo:font-size="8pt" style:font-size-complex="smaller"/>
    </style:style>
    <style:style xmlns:style="urn:oasis:names:tc:opendocument:xmlns:style:1.0" style:name="VerseNumber_ParagraphContinuation_scrSection_columns_scrBook" style:family="text" style:parent-style-name="ParagraphContinuation_scrSection_columns_scrBook">
      <style:text-properties xmlns:fo="urn:oasis:names:tc:opendocument:xmlns:xsl-fo-compatible:1.0" fo:font-family="Times New Roman" style:font-name-complex="Times New Roman" fo:font-size="8pt" style:font-size-complex="smaller"/>
    </style:style>
    <style:style xmlns:style="urn:oasis:names:tc:opendocument:xmlns:style:1.0" style:name="VerseNumber" style:family="paragraph" style:parent-style-name="none">
      <style:paragraph-properties xmlns:fo="urn:oasis:names:tc:opendocument:xmlns:xsl-fo-compatible:1.0" style:vertical-align="top" fo:text-indent="0pt" fo:margin-left="0pt"/>
      <style:text-properties xmlns:fo="urn:oasis:names:tc:opendocument:xmlns:xsl-fo-compatible:1.0" fo:font-family="Times New Roman" style:font-name-complex="Times New Roman" fo:font-size="smaller" style:font-size-complex="smaller"/>
    </style:style>
    <style:style style:name="AlternateReading" style:family="paragraph" style:parent-style-name="none">
      <style:paragraph-properties fo:margin-left="0.25in" fo:margin-right="0in" fo:text-indent="-0.25in" style:auto-text-indent="fals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Footnote anchor" style:family="text" style:parent-style-name="none">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style:name="InscriptionParagraph" style:family="paragraph" style:parent-style-name="none">
      <style:paragraph-properties fo:text-indent=".2in"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Footnote Symbol" style:family="text" style:parent-style-name="none">
      <style:text-properties fo:font-weight="700" style:font-weight-complex="700"/>
    </style:style>
    <style:style style:name="Footnote anchor" style:family="text" style:parent-style-name="none">
      <style:text-properties fo:color="#800080" style:text-position="super" fo:font-size="100%" style:font-size-complex="100%"/>
    </style:style>
    <style:style style:name="Paragraph1_scrSection_columns_scrBook" style:family="paragraph" style:parent-style-name="scrSection_columns_scrBook">
      <style:paragraph-properties fo:margin-left="0pt"/>
    </style:style>
    <style:style xmlns:style="urn:oasis:names:tc:opendocument:xmlns:style:1.0" style:name="Paragraph1" style:family="paragraph" style:parent-style-name="none">
      <style:paragraph-properties xmlns:fo="urn:oasis:names:tc:opendocument:xmlns:xsl-fo-compatible:1.0"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Code" style:family="paragraph" style:parent-style-name="none">
      <style:text-properties text:display="true"/>
    </style:style>
    <style:style style:name="SectionHeadMajor" style:family="paragraph" style:parent-style-name="none">
      <style:paragraph-properties fo:text-align="center" fo:text-indent="0pt" fo:margin-left="0pt" fo:margin-top="8pt"/>
      <style:text-properties fo:font-weight="700" style:font-weight-complex="700" fo:font-style="normal"/>
    </style:style>
    <style:style style:name="SeeInGlossary" style:family="paragraph" style:parent-style-name="none">
      <style:text-properties fo:color="#0000ff"/>
    </style:style>
    <style:style xmlns:style="urn:oasis:names:tc:opendocument:xmlns:style:1.0" style:name="span_.bgt_TitleMain_scrBook" style:family="text" style:parent-style-name="TitleMain_scrBook">
      <style:text-properties xmlns:fo="urn:oasis:names:tc:opendocument:xmlns:xsl-fo-compatible:1.0" fo:language="none" fo:country="none"/>
    </style:style>
    <style:style xmlns:style="urn:oasis:names:tc:opendocument:xmlns:style:1.0" style:name="span_.bgt_IntroSectionHead_scrIntroSection_scrBook" style:family="text" style:parent-style-name="IntroSectionHead_scrIntroSection_scrBook">
      <style:text-properties xmlns:fo="urn:oasis:names:tc:opendocument:xmlns:xsl-fo-compatible:1.0" fo:language="none" fo:country="none"/>
    </style:style>
    <style:style xmlns:style="urn:oasis:names:tc:opendocument:xmlns:style:1.0" style:name="span_.bgt_IntroParagraph_scrIntroSection_scrBook" style:family="text" style:parent-style-name="IntroParagraph_scrIntroSection_scrBook">
      <style:text-properties xmlns:fo="urn:oasis:names:tc:opendocument:xmlns:xsl-fo-compatible:1.0" fo:language="none" fo:country="none"/>
    </style:style>
    <style:style xmlns:style="urn:oasis:names:tc:opendocument:xmlns:style:1.0" style:name="span_.bgt_IntroListItem1_scrIntroSection_scrBook" style:family="text" style:parent-style-name="IntroListItem1_scrIntroSection_scrBook">
      <style:text-properties xmlns:fo="urn:oasis:names:tc:opendocument:xmlns:xsl-fo-compatible:1.0" fo:language="none" fo:country="none"/>
    </style:style>
    <style:style xmlns:style="urn:oasis:names:tc:opendocument:xmlns:style:1.0" style:name="span_.bgt_SectionHead_scrSection_columns_scrBook" style:family="paragraph" style:parent-style-name="SectionHead_scrSection_columns_scrBook">
      <style:text-properties fo:language="none" fo:country="none"/>
    </style:style>
    <style:style xmlns:style="urn:oasis:names:tc:opendocument:xmlns:style:1.0" style:name="span_.bgt_SectionHead_scrSection_columns_scrBook" style:family="text" style:parent-style-name="SectionHead_scrSection_columns_scrBook">
      <style:text-properties xmlns:fo="urn:oasis:names:tc:opendocument:xmlns:xsl-fo-compatible:1.0" fo:language="none" fo:country="none"/>
    </style:style>
    <style:style xmlns:style="urn:oasis:names:tc:opendocument:xmlns:style:1.0" style:name="span_.bgt_Paragraph1_scrSection_columns_scrBook" style:family="text" style:parent-style-name="Paragraph1_scrSection_columns_scrBook">
      <style:text-properties xmlns:fo="urn:oasis:names:tc:opendocument:xmlns:xsl-fo-compatible:1.0" fo:language="none" fo:country="none"/>
    </style:style>
    <style:style xmlns:style="urn:oasis:names:tc:opendocument:xmlns:style:1.0" style:name="span_.bgt_SectionHeadMinor_scrSection_columns_scrBook" style:family="text" style:parent-style-name="SectionHeadMinor_scrSection_columns_scrBook">
      <style:text-properties xmlns:fo="urn:oasis:names:tc:opendocument:xmlns:xsl-fo-compatible:1.0" fo:language="none" fo:country="none"/>
    </style:style>
    <style:style xmlns:style="urn:oasis:names:tc:opendocument:xmlns:style:1.0" style:name="span_.bgt_Paragraph_scrSection_columns_scrBook" style:family="text" style:parent-style-name="Paragraph_scrSection_columns_scrBook">
      <style:text-properties xmlns:fo="urn:oasis:names:tc:opendocument:xmlns:xsl-fo-compatible:1.0" fo:language="none" fo:country="none"/>
    </style:style>
    <style:style xmlns:style="urn:oasis:names:tc:opendocument:xmlns:style:1.0" style:name="span_.bgt_NoteGeneralParagraph_Paragraph_scrSection_columns_scrBook" style:family="text" style:parent-style-name="NoteGeneralParagraph_Paragraph_scrSection_columns_scrBook">
      <style:text-properties xmlns:fo="urn:oasis:names:tc:opendocument:xmlns:xsl-fo-compatible:1.0" fo:language="none" fo:country="none"/>
    </style:style>
    <style:style xmlns:style="urn:oasis:names:tc:opendocument:xmlns:style:1.0" style:name="span_.bgt_NoteCrossHYPHENReferenceParagraph_Paragraph_scrSection_columns_scrBook" style:family="text" style:parent-style-name="NoteCrossHYPHENReferenceParagraph_Paragraph_scrSection_columns_scrBook">
      <style:text-properties xmlns:fo="urn:oasis:names:tc:opendocument:xmlns:xsl-fo-compatible:1.0" fo:language="none" fo:country="none"/>
    </style:style>
    <style:style xmlns:style="urn:oasis:names:tc:opendocument:xmlns:style:1.0" style:name="span_.bgt_Line1_scrSection_columns_scrBook" style:family="text" style:parent-style-name="Line1_scrSection_columns_scrBook">
      <style:text-properties xmlns:fo="urn:oasis:names:tc:opendocument:xmlns:xsl-fo-compatible:1.0" fo:language="none" fo:country="none"/>
    </style:style>
    <style:style xmlns:style="urn:oasis:names:tc:opendocument:xmlns:style:1.0" style:name="span_.bgt_NoteCrossHYPHENReferenceParagraph_Line1_scrSection_columns_scrBook" style:family="text" style:parent-style-name="NoteCrossHYPHENReferenceParagraph_Line1_scrSection_columns_scrBook">
      <style:text-properties xmlns:fo="urn:oasis:names:tc:opendocument:xmlns:xsl-fo-compatible:1.0" fo:language="none" fo:country="none"/>
    </style:style>
    <style:style xmlns:style="urn:oasis:names:tc:opendocument:xmlns:style:1.0" style:name="span_.bgt_ParagraphContinuation_scrSection_columns_scrBook" style:family="text" style:parent-style-name="ParagraphContinuation_scrSection_columns_scrBook">
      <style:text-properties xmlns:fo="urn:oasis:names:tc:opendocument:xmlns:xsl-fo-compatible:1.0" fo:language="none" fo:country="none"/>
    </style:style>
    <style:style xmlns:style="urn:oasis:names:tc:opendocument:xmlns:style:1.0" style:name="span_.bgt_pictureCaption_pictureCenter_Paragraph_scrSection_columns_scrBook" style:family="text" style:parent-style-name="pictureCaption_pictureCenter_Paragraph_scrSection_columns_scrBook">
      <style:text-properties xmlns:fo="urn:oasis:names:tc:opendocument:xmlns:xsl-fo-compatible:1.0" fo:language="none" fo:country="none"/>
    </style:style>
    <style:style xmlns:style="urn:oasis:names:tc:opendocument:xmlns:style:1.0"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style:vertical-align="top" fo:text-indent="0pt" fo:margin-left="0pt"/>
      <style:text-properties style:text-position="super" fo:font-size="100%" style:font-size-complex="100%"/>
    </style:style>
    <style:style xmlns:style="urn:oasis:names:tc:opendocument:xmlns:style:1.0" style:name="VerseNumber1_.bgt_Paragraph1_scrSection_columns_scrBook" style:family="text" style:parent-style-name="Paragraph1_scrSection_columns_scrBook">
      <style:text-properties xmlns:fo="urn:oasis:names:tc:opendocument:xmlns:xsl-fo-compatible:1.0" xmlns:text="urn:oasis:names:tc:opendocument:xmlns:text:1.0" text:display="true" fo:language="none" fo:country="none"/>
    </style:style>
    <style:style xmlns:style="urn:oasis:names:tc:opendocument:xmlns:style:1.0" style:name="VerseNumber1" style:family="paragraph" style:parent-style-name="none">
      <style:text-properties xmlns:text="urn:oasis:names:tc:opendocument:xmlns:text:1.0" text:display="tru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pictureRight" style:family="paragraph" style:parent-style-name="none"/>
    <style:style style:name="picture_.pictureLeft" style:family="text" style:parent-style-name="none"/>
    <style:style style:name="pictureCaption_pictureCenter_Paragraph_scrSection_columns_scrBook" style:family="paragraph" style:parent-style-name="pictureCenter_Paragraph_scrSection_columns_scrBook">
      <style:paragraph-properties fo:text-align="center"/>
      <style:text-properties text:display="block" fo:text-transform="capitalize" fo:hyphenate="true"/>
    </style:style>
    <style:style xmlns:style="urn:oasis:names:tc:opendocument:xmlns:style:1.0" style:name="pictureCaption" style:family="paragraph" style:parent-style-name="none">
      <style:paragraph-properties xmlns:fo="urn:oasis:names:tc:opendocument:xmlns:xsl-fo-compatible:1.0" fo:text-align="center"/>
      <style:text-properties xmlns:fo="urn:oasis:names:tc:opendocument:xmlns:xsl-fo-compatible:1.0" xmlns:text="urn:oasis:names:tc:opendocument:xmlns:text:1.0" text:display="block" fo:text-transform="capitalize"/>
    </style:style>
    <style:style style:name="border" style:family="paragraph" style:parent-style-name="none">
      <style:paragraph-properties fo:border-top=".5pt solid #808080" fo:text-align="center" fo:margin-left="1in" fo:margin-right="1in" fo:margin-top="9pt" fo:margin-bottom="18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_scrFootnoteMarker_Paragraph_scrSection_columns_scrBook" style:family="paragraph" style:parent-style-name="scrFootnoteMarker_Paragraph_scrSection_columns_scrBook">
      <style:text-properties style:text-underline-style="solid" fo:color="#0000ff"/>
    </style:style>
    <style:style xmlns:style="urn:oasis:names:tc:opendocument:xmlns:style:1.0" style:name="a_scrFootnoteMarker_Paragraph_scrSection_columns_scrBook" style:family="text" style:parent-style-name="scrFootnoteMarker_Paragraph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paragraph" style:parent-style-name="scrFootnoteMarker_Line1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text" style:parent-style-name="scrFootnoteMarker_Line1_scrSection_columns_scrBook">
      <style:text-properties xmlns:fo="urn:oasis:names:tc:opendocument:xmlns:xsl-fo-compatible:1.0" style:text-underline-style="solid" fo:color="#0000ff"/>
    </style:style>
    <style:style xmlns:style="urn:oasis:names:tc:opendocument:xmlns:style:1.0" style:name="a" style:family="text" style:parent-style-name="none">
      <style:text-properties xmlns:fo="urn:oasis:names:tc:opendocument:xmlns:xsl-fo-compatible:1.0"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598426in" style:type="center"/>
          <style:tab-stop style:position="5.196851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6in" style:type="center"/>
          <style:tab-stop style:position="5.196851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style>
    <style:style style:name="PageHeaderFooter2" style:family="text">
      <style:text-properties content="" fo:font-weight="700" style:writing-mode="lr-tb" fo:font-family="Arial"/>
    </style:style>
    <style:style style:name="PageHeaderFooter3" style:family="text">
      <style:text-properties content=""/>
    </style:style>
    <style:style style:name="PageHeaderFooter4" style:family="text">
      <style:text-properties style:writing-mode="lr-tb" fo:font-family="Arial" content="counter,(,page,)"/>
    </style:style>
    <style:style style:name="PageHeaderFooter5" style:family="text">
      <style:text-properties content=""/>
    </style:style>
    <style:style style:name="PageHeaderFooter12" style:family="text">
      <style:text-properties style:writing-mode="lr-tb" fo:font-family="Arial" content="string,(,bookname,first,),&quot; &quot;,string,(,chapter,first,)" fo:font-weight="700"/>
    </style:style>
    <style:style style:name="PageHeaderFooter13" style:family="text">
      <style:text-properties style:writing-mode="lr-tb" fo:font-family="Arial" content="counter,(,page,)"/>
    </style:style>
    <style:style style:name="PageHeaderFooter14" style:family="text">
      <style:text-properties content="" style:writing-mode="lr-tb" fo:font-family="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Arial"/>
    </style:style>
    <style:style style:name="PageHeaderFooter20" style:family="text">
      <style:text-properties content="string,(,bookname,last,),&quot; &quot;,string,(,chapter,last,)" fo:font-weight="700" style:writing-mode="lr-tb" fo:font-family="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1.15cm" fo:margin-right="1.5cm" fo:margin-bottom="1.15cm" fo:margin-left="1.5cm" style:writing-mode="lr-tb" style:footnote-max-height="0in">
        <style:footnote-sep style:width="0.5pt" style:line-style="solid" style:color="#000000" style:distance-before-sep="4pt" style:distance-after-sep="4pt" style:adjustment="centre" style:rel-width="100%"/>
      </style:page-layout-properties>
      <style:header-style/>
      <style:footer-style/>
    </style:page-layout>
    <style:page-layout style:name="pm2" style:page-usage="mirrored">
      <style:page-layout-properties fo:page-width="16.2cm" fo:page-height="22.9cm" style:num-format="1" style:print-orientation="portrait" fo:margin-top="1.15cm" fo:margin-right="1.5cm" fo:margin-bottom="1.15cm" fo:margin-left="1.5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Admin</meta:initial-creator>
    <meta:creation-date>2010-11-25T14:55:11</meta:creation-date>
    <dc:creator>Admin</dc:creator>
    <dc:date>2010-11-25T14:55:11</dc:date>
    <meta:editing-cycles>1</meta:editing-cycles>
    <meta:editing-duration>PT2M27S</meta:editing-duration>
    <meta:AssemblyVersion Assembly-Version="OpenOfficeConvert 0.6.11.2280"/>
    <meta:Created-By Created-By="ReSharper 5.1.1753.4"/>
    <meta:user-defined meta:name="Assembly-Version">OpenOfficeConvert 0.6.11.2280</meta:user-defined>
    <meta:user-defined meta:name="Created-By">ReSharper 5.1.1753.4</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1 Genesis 1:15"
Const AutoMacro = "True"
Const OutputFormat = "odt"
Const FilePath = "E:\SVN\pathway\Test\PsExport\TestFiles\Output\T4\1pe"
Const IsPreview = "False"

'Changed On Nov-24-2010 for TD-1691(Parallel_Passage_Reference and Section_Head should be marked "Keep with next" after macro is run)

' Handled "Keep with next"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PageCount as Integer
Dim VerseCharStyle, ChapterCharStyle, BookCharStyle
Dim isEndChapterFoundAlready As Boolean
PageCount = TotalPages
Redim LastParagraph(PageCount+2) As String
Dim HiddenParagraph(PageCount,1) As String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RemoveOldGuides()
KeepNextParagraph()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
        If ReferenceFormat = "Genesis 1:1-15" Then
			strFirstReference = strStartBook &amp; " " &amp; strStartChapter &amp; " : " &amp; strStartVerse
			strLastReference = "-" &amp; strEndVerse
        ElseIf ReferenceFormat = "Genesis 1:1 1:15" Then
			strFirstReference = strStartBook &amp; " " &amp; strStartChapter &amp; " : " &amp; strStartVerse
			strLastReference = " " &amp; strEndChapter &amp; " : " &amp; strEndVerse
		Else 'Genesis 1:1 Genesis 1:15
			strFirstReference = strStartBook &amp; " " &amp; strStartChapter &amp; " : " &amp; strStartVerse
			strLastReference = " " &amp; strEndBook &amp; " " &amp; strEndChapter &amp; " : " &amp; strEndVerse
		End If
	Else
        If ReferenceFormat = "Genesis 1, 2" Or ReferenceFormat = "Genesis 1" Then
        	If strStartBook = strEndBook Then
				strFirstReference = strStartBook &amp; " "
				If strPrevStartChapter &lt;&gt; strStartChapter Then
					If strStartVerse &lt;&gt; 1 Then
						strFirstReference = strFirstReference &amp; strPrevStartChapter &amp; ", "
					End If
				End If
				strFirstReference = strFirstReference &amp; strStartChapter
					
				If strStartChapter &lt;&gt; strEndChapter Then
					strFirstReference = strFirstReference &amp; ",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keep = keep &amp; chr(10) &amp; "After Print " &amp; chr(10) &amp; mytime &amp; chr(10) &amp; now
    'msgbox keep
	oDoc.store() 
	
	'AutoSaveEnableDisable(true)'enable the "Auto Recovery"
		
	oContWindow.Visible = true 
Exit Sub
MyError:
	If Err &lt;&gt; 1 Then
		Msgbox "Sorry! Could not update the References." , 0 + 64,  "Update References"
	End IF
	oContWindow.Visible = tru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oTextElementEnum = ThisComponent.getText().createEnumeration() 
 	While oTextElementEnum.hasMoreElements() 
 		oTextElement = oTextElementEnum.nextElement
 		CurPageNo = pageNo(oTextElement)
 		If CurPageNo &gt; 1 Then
 			Exit Sub
 		End If
    	If oTextElement.supportsService("com.sun.star.text.Paragraph") then
    		If LCase(Trim(oTextElement.ParaStyleName)) = "scrbook" Then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oParaEnume = MyParagraph.createEnumeration() 
	While oParaEnume.hasMoreElements() 
	 	oPara = oParaEnume.nextElement() 
		'enumeration for portions in the paragraph 
	  	oPortionEnume = oPara.createEnumeration() 
	  	While oPortionEnume.hasMoreElements() 
	    	oPortion = oPortionEnume.nextElement() 
	    	If InStr(Lcase(oPortion.CharStyleName) , "titlemain_scrbook") &gt; 0 Then
	    		ReturnReferenceBook = oPortion.String
	    		Exit Function
	    	End If
	  	WEnd 
	WEnd	
End Function


'This Procedure loops the page and store the last paragraph in Array
Sub GetLastParagraph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